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771cm" draw:z-index="0"><draw:image xlink:href="../../odt/images/300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Умножение на числ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48cm" draw:z-index="0"><draw:image xlink:href="../../odt/images/300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умножение каждого из элементов </text:span><text:span text:style-name="T7">векторной</text:span><text:span text:style-name="T2"> величины на первом входе со </text:span><text:span text:style-name="T7">скалярной</text:span><text:span text:style-name="T2"> величиной на втором входе</text:span><text:span text:style-name="T3">:</text:span></text:p>
            <text:p text:style-name="P5"><draw:frame draw:style-name="fr3" draw:name="Объект5" text:anchor-type="as-char" svg:width="4.851cm" svg:height="1.265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Text_20_body"><text:span text:style-name="T2">где</text:span><text:span text:style-name="T4"><draw:frame draw:style-name="fr3" draw:name="Объект2" text:anchor-type="as-char" svg:width="1.401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– </text:span><text:span text:style-name="T3">i-</text:span><text:span text:style-name="T4">ый элемент входного </text:span><text:span text:style-name="T6">векторного</text:span><text:span text:style-name="T4"> сигнала</text:span><text:span text:style-name="T4"><draw:frame draw:style-name="fr3" draw:name="Object1" text:anchor-type="as-char" svg:width="1.201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на первом входе</text:span><text:span text:style-name="T3">,</text:span><text:span text:style-name="T4"><draw:frame draw:style-name="fr3" draw:name="Объект1" text:anchor-type="as-char" svg:width="1.214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сигнал на втором входе, </text:span><text:span text:style-name="T6">скаляр</text:span><text:span text:style-name="T4">;</text:span><text:span text:style-name="T4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элемент выходного векторного сигнала</text:span><text:span text:style-name="T4"><draw:frame draw:style-name="fr3" draw:name="Объект6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4">.</text:span></text:p>
            <text:p text:style-name="Text_20_body">Размерность выхода равна размерности первого входа.</text:p>
            <text:p text:style-name="Text_20_body"><text:span text:style-name="T5">Свойства</text:span>:</text:p>
            <text:p text:style-name="Text_20_body">Для работы блока <text:span text:style-name="T9">свойства</text:span> задавать не требуется.</text:p>
            <text:p text:style-name="Text_20_body"><text:span text:style-name="T11">Примечани</text:span><text:span text:style-name="T10">е</text:span>: б<text:span text:style-name="T8">лок может быть использован для генерации кода на языке C для внешней целевой системы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множение на число</dc:title>
    <dc:date>2012-03-30T21:12:37.79</dc:date>
    <meta:generator>OpenOffice_Beta/4.1.0$Win32 OpenOffice.org_project/410m14$Build-9760</meta:generator>
    <meta:editing-duration>PT2H16M10S</meta:editing-duration>
    <meta:editing-cycles>47</meta:editing-cycles>
    <meta:document-statistic meta:table-count="1" meta:image-count="2" meta:object-count="6" meta:page-count="1" meta:paragraph-count="13" meta:word-count="80" meta:character-count="526"/>
  </office:meta>
</office:document-meta>
</file>

<file path=Object 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sub>
                  <mrow>
                    <mi>u</mi>
                  </mrow>
                  <mrow>
                    <mn>1</mn>
                  </mrow>
                </msub>
                <mo stretchy="false">⃗</mo>
              </mover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⋅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u</mi>
                <mrow>
                  <mn>1,</mn>
                  <mi>i</mi>
                </mrow>
              </msub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⋅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  <mi>,</mi>
          </mrow>
        </mtd>
      </mtr>
    </mtable>
    <annotation encoding="StarMath 5.0">vec{y}(t) = vec{u}_{1}(t) cdot u_2(t) , ~ или
newline
y_i(t) = u_{1,i}(t) cdot u_2(t) ,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</mrow>
    <annotation encoding="StarMath 5.0">u_{1,i}(t)</annotation>
  </semantics>
</math>
</file>

<file path=Object 3/content.xml><?xml version="1.0" encoding="utf-8"?>
<math xmlns="http://www.w3.org/1998/Math/MathML">
  <semantics>
    <mrow>
      <msub>
        <mi>u</mi>
        <mrow>
          <mn>2</mn>
        </mrow>
      </msub>
      <mrow>
        <mo stretchy="false">(</mo>
        <mrow>
          <mi>t</mi>
        </mrow>
        <mo stretchy="false">)</mo>
      </mrow>
    </mrow>
    <annotation encoding="StarMath 5.0">u_{2}(t)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6/content.xml><?xml version="1.0" encoding="utf-8"?>
<math xmlns="http://www.w3.org/1998/Math/MathML">
  <semantics>
    <mrow>
      <mover accent="true">
        <msub>
          <mrow>
            <mi>u</mi>
          </mrow>
          <mn>1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1(t)</annotation>
  </semantics>
</math>
</file>